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100.54pt"/>
    </style:style>
    <style:style style:name="co6" style:family="table-column">
      <style:table-column-properties fo:break-before="auto" style:column-width="81.55pt"/>
    </style:style>
    <style:style style:name="co7" style:family="table-column">
      <style:table-column-properties fo:break-before="auto" style:column-width="240.01pt"/>
    </style:style>
    <style:style style:name="co8" style:family="table-column">
      <style:table-column-properties fo:break-before="auto" style:column-width="220.2pt"/>
    </style:style>
    <style:style style:name="co9" style:family="table-column">
      <style:table-column-properties fo:break-before="auto" style:column-width="403.06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58.71pt"/>
    </style:style>
    <style:style style:name="co12" style:family="table-column">
      <style:table-column-properties fo:break-before="auto" style:column-width="79.26pt"/>
    </style:style>
    <style:style style:name="co13" style:family="table-column">
      <style:table-column-properties fo:break-before="auto" style:column-width="69.36pt"/>
    </style:style>
    <style:style style:name="co14" style:family="table-column">
      <style:table-column-properties fo:break-before="auto" style:column-width="343.59pt"/>
    </style:style>
    <style:style style:name="co15" style:family="table-column">
      <style:table-column-properties fo:break-before="auto" style:column-width="292.56pt"/>
    </style:style>
    <style:style style:name="co16" style:family="table-column">
      <style:table-column-properties fo:break-before="auto" style:column-width="64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9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12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8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5" style:family="table-cell" style:parent-style-name="Default">
      <style:table-cell-properties fo:background-color="#98fb98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6" style:family="table-cell" style:parent-style-name="Default">
      <style:table-cell-properties fo:background-color="#98fb98" style:diagonal-bl-tr="none" style:diagonal-tl-br="none" fo:border="none"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7" style:family="table-cell" style:parent-style-name="Default">
      <style:table-cell-properties fo:background-color="#98fb98" style:diagonal-bl-tr="none" style:diagonal-tl-br="none" fo:border="none"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8" style:family="table-cell" style:parent-style-name="Default">
      <style:table-cell-properties fo:background-color="#98fb98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8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Product Backlog'.B6">
          <table:help-message table:display="true">
            <text:p>Student ID - Please enter your UTA student ID number.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1,3)" table:allow-empty-cell="true" table:base-cell-address="'Product Backlog'.D29">
          <table:help-message table:display="true">
            <text:p>Select a Sprint</text:p>
          </table:help-message>
          <table:error-message table:message-type="stop"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)" table:allow-empty-cell="true" table:display-list="unsorted" table:base-cell-address="'Product Backlog'.E29">
          <table:help-message table:display="true">
            <text:p>Implementation Status</text:p>
          </table:help-message>
          <table:error-message table:message-type="stop" table:display="true"/>
        </table:content-validation>
        <table:content-validation table:name="val4" table:condition="of:cell-content-is-in-list([$'Product Backlog'.$A$30:.$A$103])" table:allow-empty-cell="true" table:display-list="unsorted" table:base-cell-address="'Sprint 01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6" table:condition="of:cell-content-is-in-list([$'Product Backlog'.$A$30:.$A$103])" table:allow-empty-cell="true" table:display-list="unsorted" table:base-cell-address="'Sprint 02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1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26" office:value-type="string" calcext:value-type="string">
            <text:p>Complete Fields in Green!!!</text:p>
          </table:table-cell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4"/>
          <table:table-cell table:style-name="ce3">
            <draw:frame table:end-cell-address="'Product Backlog'.H21" table:end-x="178.7pt" table:end-y="13.46pt" draw:z-index="0" draw:name="Chart 1" draw:style-name="gr1" draw:text-style-name="P1" svg:width="452.98pt" svg:height="254.98pt" svg:x="47.25pt" svg:y="1.5pt">
              <draw:object draw:notify-on-update-of-ranges="'Product Backlog'.D21:'Product Backlog'.D23 'Product Backlog'.B21:'Product Backlog'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office:value-type="string" calcext:value-type="string" table:number-columns-spanned="4" table:number-rows-spanned="1">
            <text:p>William Anderson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office:value-type="string" calcext:value-type="string" table:number-columns-spanned="4" table:number-rows-spanned="1">
            <text:p>WPA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content-validation-name="val1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 table:number-rows-repeated="10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Remaining</text:p>
          </table:table-cell>
          <table:table-cell table:style-name="ce19" office:value-type="string" calcext:value-type="string">
            <text:p>Completed (this sprint)</text:p>
          </table:table-cell>
          <table:table-cell table:style-name="ce3" table:number-columns-repeated="5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19"/>
          <table:table-cell table:style-name="ce20" office:value-type="string" calcext:value-type="string">
            <text:p>Total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 Left</text:p>
          </table:table-cell>
          <table:table-cell table:style-name="ce3" table:formula="of:=[.B21]-[.C22]" office:value-type="float" office:value="9" calcext:value-type="float">
            <text:p>9</text:p>
          </table:table-cell>
          <table:table-cell table:style-name="ce19" table:formula="of:=COUNTIF([.E$30:.E$103];&quot;Finished in Sprint 1&quot;)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 Left</text:p>
          </table:table-cell>
          <table:table-cell table:style-name="ce3" table:formula="of:=[.B22]-[.C23]" office:value-type="float" office:value="3" calcext:value-type="float">
            <text:p>3</text:p>
          </table:table-cell>
          <table:table-cell table:style-name="ce19" table:formula="of:=COUNTIF([.E$30:.E$103];&quot;Finished in Sprint 2&quot;)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4"/>
          <table:table-cell table:style-name="ce2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 table:number-columns-repeated="3"/>
          <table:table-cell table:style-name="ce21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rity</text:p>
          </table:table-cell>
          <table:table-cell table:style-name="ce4"/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29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4" table:number-columns-repeated="2"/>
          <table:table-cell table:style-name="ce22" table:content-validation-name="val2"/>
          <table:table-cell table:style-name="ce22" table:content-validation-name="val3"/>
          <table:table-cell table:style-name="ce9" table:number-columns-repeated="3"/>
          <table:table-cell table:style-name="ce30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inwin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ain window with text data area</text:p>
          </table:table-cell>
          <table:table-cell table:style-name="ce6" office:value-type="string" calcext:value-type="string">
            <text:p>can use the application with a mouse</text:p>
          </table:table-cell>
          <table:table-cell table:style-name="ce31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ileQuit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enu bar with File &gt; Quit</text:p>
          </table:table-cell>
          <table:table-cell table:style-name="ce6" office:value-type="string" calcext:value-type="string">
            <text:p>can exit from the window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6" office:value-type="string" calcext:value-type="string">
            <text:p>FileNew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File &gt; New Store</text:p>
          </table:table-cell>
          <table:table-cell table:style-name="ce6" office:value-type="string" calcext:value-type="string">
            <text:p>can instance a new store without exiting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6" office:value-type="string" calcext:value-type="string">
            <text:p>SweetsAdd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Add</text:p>
          </table:table-cell>
          <table:table-cell table:style-name="ce6" office:value-type="string" calcext:value-type="string">
            <text:p>can create new products from dialogs</text:p>
          </table:table-cell>
          <table:table-cell table:style-name="ce31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weetsList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List</text:p>
          </table:table-cell>
          <table:table-cell table:style-name="ce6" office:value-type="string" calcext:value-type="string">
            <text:p>can see a menu of our products and their prices</text:p>
          </table:table-cell>
          <table:table-cell table:style-name="ce31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HelpAbout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Help &gt; About menu</text:p>
          </table:table-cell>
          <table:table-cell table:style-name="ce6" office:value-type="string" calcext:value-type="string">
            <text:p>know who created the program and its resources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7" office:value-type="string" calcext:value-type="string">
            <text:p>Sensitivity1</text:p>
          </table:table-cell>
          <table:table-cell table:style-name="ce16" office:value-type="float" office:value="7" calcext:value-type="float">
            <text:p>7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ileNewBtn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tool bar with a New Store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ileQuitBtn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n Exit button aligned to the right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weetsAddBtn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New Sweet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weetsListBtn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style-name="ce15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Sweet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6" office:value-type="float" office:value="9" calcext:value-type="float">
            <text:p>9</text:p>
          </table:table-cell>
          <table:table-cell table:style-name="ce15"/>
          <table:table-cell table:style-name="ce15" table:content-validation-name="val2"/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rich text (Pango) to the about dialog</text:p>
          </table:table-cell>
          <table:table-cell table:style-name="ce7" office:value-type="string" calcext:value-type="string">
            <text:p>The about text is easier to understand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8" office:value-type="string" calcext:value-type="string">
            <text:p>SweetsAddDlg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5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Sweets &gt; Add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should have Name and Price fields, and Create and Cancel buttons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StatusBar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5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Add a status bar below the text data area</text:p>
          </table:table-cell>
          <table:table-cell table:style-name="ce8" office:value-type="string" calcext:value-type="string">
            <text:p>obtain better feedback on program operation</text:p>
          </table:table-cell>
          <table:table-cell table:style-name="ce31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9"/>
          <table:table-cell table:style-name="ce14" table:number-columns-repeated="2"/>
          <table:table-cell table:style-name="ce22" table:content-validation-name="val2"/>
          <table:table-cell table:style-name="ce22" table:content-validation-name="val3"/>
          <table:table-cell table:style-name="ce9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OrdersPlace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Place</text:p>
          </table:table-cell>
          <table:table-cell table:style-name="ce6" office:value-type="string" calcext:value-type="string">
            <text:p>create orders with the mouse</text:p>
          </table:table-cell>
          <table:table-cell table:style-name="ce31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OrdersList</text:p>
          </table:table-cell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List</text:p>
          </table:table-cell>
          <table:table-cell table:style-name="ce6" office:value-type="string" calcext:value-type="string">
            <text:p>view existing orders</text:p>
          </table:table-cell>
          <table:table-cell table:style-name="ce31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ensitivity2</text:p>
          </table:table-cell>
          <table:table-cell table:style-name="ce16" office:value-type="float" office:value="13" calcext:value-type="float">
            <text:p>1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rdersPlaceBtn</text:p>
          </table:table-cell>
          <table:table-cell table:style-name="ce16" office:value-type="float" office:value="14" calcext:value-type="float">
            <text:p>1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Place an Order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rdersListBtn</text:p>
          </table:table-cell>
          <table:table-cell table:style-name="ce16" office:value-type="float" office:value="14" calcext:value-type="float">
            <text:p>1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Order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ango</text:p>
          </table:table-cell>
          <table:table-cell table:style-name="ce16" office:value-type="float" office:value="15" calcext:value-type="float">
            <text:p>1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3" table:content-validation-name="val3"/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Replace custom About with a Gtk::About Dialog</text:p>
          </table:table-cell>
          <table:table-cell table:style-name="ce7" office:value-type="string" calcext:value-type="string">
            <text:p>The about text is even easier to understand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8" office:value-type="string" calcext:value-type="string">
            <text:p>OrdersPlaceDlg</text:p>
          </table:table-cell>
          <table:table-cell table:style-name="ce17" office:value-type="float" office:value="16" calcext:value-type="float">
            <text:p>16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Orders &gt; Place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ave</text:p>
          </table:table-cell>
          <table:table-cell table:style-name="ce17" office:value-type="float" office:value="17" calcext:value-type="float">
            <text:p>17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Save the data to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Load</text:p>
          </table:table-cell>
          <table:table-cell table:style-name="ce17" office:value-type="float" office:value="17" calcext:value-type="float">
            <text:p>17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Load data from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/>
          <table:table-cell table:style-name="ce28"/>
          <table:table-cell table:number-columns-repeated="1015"/>
        </table:table-row>
        <table:table-row table:style-name="ro1" table:number-rows-repeated="946">
          <table:table-cell table:number-columns-repeated="8"/>
          <table:table-cell table:style-name="ce28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01 Backlo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03" calcext:value-type="date">
            <text:p>Oct 03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3">
            <draw:frame table:end-cell-address="'Sprint 01 Backlog'.E14" table:end-x="68.88pt" table:end-y="4.48pt" draw:z-index="0" draw:name="Chart 2" draw:style-name="gr1" draw:text-style-name="P1" svg:width="294.72pt" svg:height="145.47pt" svg:x="117.75pt" svg:y="7.51pt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7" calcext:value-type="float">
            <text:p>17</text:p>
          </table:table-cell>
          <table:table-cell table:style-name="ce3" table:formula="of:=COUNTIF([.E$17:.E$1011]; &quot;Completed Day 3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7" calcext:value-type="float">
            <text:p>17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1" calcext:value-type="float">
            <text:p>11</text:p>
          </table:table-cell>
          <table:table-cell table:style-name="ce3" table:formula="of:=COUNTIF([.E$17:.E$1011]; &quot;Completed Day 5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8" calcext:value-type="float">
            <text:p>8</text:p>
          </table:table-cell>
          <table:table-cell table:style-name="ce3" table:formula="of:=COUNTIF([.E$17:.E$1011]; &quot;Completed Day 6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1011]; &quot;Completed Day 7&quot;)" office:value-type="float" office:value="8" calcext:value-type="float">
            <text:p>8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code to main-gui.cpp to create and run window instance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a private Gtk::Label to mainwin.h and Mainwin constructor for the text data area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In Mainwin constructor, add VBox and MenuBar with File&gt;Quit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Add and implement protected on_quit_click() method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New</text:p>
          </table:table-cell>
          <table:table-cell table:style-name="ce6"/>
          <table:table-cell table:style-name="ce42" office:value-type="string" calcext:value-type="string">
            <text:p>Add and implement protected on_new_store_click() method and File&gt;New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 Sweets menu and an Add item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Implement utility to read line of text via a simple dialog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nd implement protected on_add_sweet_click() method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List</text:p>
          </table:table-cell>
          <table:table-cell table:style-name="ce6"/>
          <table:table-cell table:style-name="ce42" office:value-type="string" calcext:value-type="string">
            <text:p>Add and implement protected on_list_sweets_click() method and Sweets&gt;List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 Help menu and an About item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4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constructor, set_sensitivity false for list sweets menu item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successful SweetsAdd, set_sensitivity true “ “ “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In constructor, add a Gtk::Toolbar just under the MenuBar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Configure Stock::NEW button connected to on_new_store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QuitBtn</text:p>
          </table:table-cell>
          <table:table-cell table:style-name="ce7"/>
          <table:table-cell table:style-name="ce43" office:value-type="string" calcext:value-type="string">
            <text:p>Configure Stock::QUIT button connected to on_quit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Select appropriate Sweets icons scaled to 32x32 to 64x64ish size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Configure custom button connected to on_add_sweet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ListBtn</text:p>
          </table:table-cell>
          <table:table-cell table:style-name="ce7"/>
          <table:table-cell table:style-name="ce43" office:value-type="string" calcext:value-type="string">
            <text:p>Configure custom button connected to on_list_sweets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reate a Gtk::Dialog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nam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pric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buttons, show, and exit if Cancel was click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onvert price text to a double, instance a Sweet, and add to _stor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a Gtk::label with HExpand just after the text data area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set_text() method calls on the status bar where messages are need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02 Backlog" table:style-name="ta3"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22" calcext:value-type="date">
            <text:p>Oct 22</text:p>
          </table:table-cell>
          <table:table-cell table:style-name="ce3"/>
          <table:table-cell table:style-name="ce3">
            <draw:frame table:end-cell-address="'Sprint 02 Backlog'.F14" table:end-x="33.62pt" table:end-y="4.48pt" draw:z-index="0" draw:name="Chart 3" draw:style-name="gr1" draw:text-style-name="P1" svg:width="294.72pt" svg:height="145.47pt" svg:x="132.01pt" svg:y="7.51pt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14" calcext:value-type="float">
            <text:p>14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14" calcext:value-type="float">
            <text:p>14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14" calcext:value-type="float">
            <text:p>14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8" calcext:value-type="float">
            <text:p>8</text:p>
          </table:table-cell>
          <table:table-cell table:style-name="ce3" table:formula="of:=COUNTIF([.E$17:.E$994]; &quot;Completed Day 3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7" calcext:value-type="float">
            <text:p>7</text:p>
          </table:table-cell>
          <table:table-cell table:style-name="ce3" table:formula="of:=COUNTIF([.E$17:.E$994]; &quot;Completed Day 4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7" calcext:value-type="float">
            <text:p>7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6" calcext:value-type="float">
            <text:p>6</text:p>
          </table:table-cell>
          <table:table-cell table:style-name="ce3" table:formula="of:=COUNTIF([.E$17:.E$994]; &quot;Completed Day 6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4" calcext:value-type="float">
            <text:p>4</text:p>
          </table:table-cell>
          <table:table-cell table:style-name="ce3" table:formula="of:=COUNTIF([.E$17:.E$994]; &quot;Completed Day 7&quot;)" office:value-type="float" office:value="2" calcext:value-type="float">
            <text:p>2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/>
          <table:table-cell table:style-name="ce45" table:content-validation-name="val6" office:value-type="string" calcext:value-type="string">
            <text:p>OrdersPlace</text:p>
          </table:table-cell>
          <table:table-cell table:style-name="ce33"/>
          <table:table-cell table:style-name="ce42" office:value-type="string" calcext:value-type="string">
            <text:p>Add and implement protected on_place_order_click() method and Order&gt;New</text:p>
          </table:table-cell>
          <table:table-cell table:style-name="ce57" table:content-validation-name="val7" office:value-type="string" calcext:value-type="string">
            <text:p>Completed Day 7</text:p>
          </table:table-cell>
          <table:table-cell table:style-name="ce59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1">
          <table:table-cell/>
          <table:table-cell table:style-name="ce45" table:content-validation-name="val6" office:value-type="string" calcext:value-type="string">
            <text:p>OrdersList</text:p>
          </table:table-cell>
          <table:table-cell table:style-name="ce33"/>
          <table:table-cell table:style-name="ce42" office:value-type="string" calcext:value-type="string">
            <text:p>Add and implement protected on_list_order_click() method and Order&gt;List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Select appropriate Order icons scaled to 32x32 to 64x64ish size</text:p>
          </table:table-cell>
          <table:table-cell table:style-name="ce58" table:content-validation-name="val7" office:value-type="string" calcext:value-type="string">
            <text:p>Completed Day 7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Configure custom button connected to on_place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ListBtn</text:p>
          </table:table-cell>
          <table:table-cell table:style-name="ce50"/>
          <table:table-cell table:style-name="ce52" office:value-type="string" calcext:value-type="string">
            <text:p>Configure custom button connected to on_list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2" office:value-type="string" calcext:value-type="string">
            <text:p>At end of constructor, set_sensitivity false for list order and place order menu item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SweetsAdd, set_sensitivity true “ “ “ for place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Place Order, set_sensitivity true “ “ “ for <text:s/>list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Pango</text:p>
          </table:table-cell>
          <table:table-cell table:style-name="ce50"/>
          <table:table-cell table:style-name="ce52" office:value-type="string" calcext:value-type="string">
            <text:p>Make the About easier to read</text:p>
          </table:table-cell>
          <table:table-cell table:style-name="ce57" table:content-validation-name="val7" office:value-type="string" calcext:value-type="string">
            <text:p>Completed Day 4</text:p>
          </table:table-cell>
          <table:table-cell table:number-columns-repeated="1019"/>
        </table:table-row>
        <table:table-row table:style-name="ro1">
          <table:table-cell/>
          <table:table-cell table:style-name="ce47" table:content-validation-name="val6" office:value-type="string" calcext:value-type="string">
            <text:p>OrdersPlaceDlg</text:p>
          </table:table-cell>
          <table:table-cell table:style-name="ce51"/>
          <table:table-cell table:style-name="ce54" office:value-type="string" calcext:value-type="string">
            <text:p>Show the number of sweets and quantities already added when listing the orders</text:p>
          </table:table-cell>
          <table:table-cell table:style-name="ce57" table:content-validation-name="val7" office:value-type="string" calcext:value-type="string">
            <text:p>Completed Day 6</text:p>
          </table:table-cell>
          <table:table-cell table:number-columns-repeated="1019"/>
        </table:table-row>
        <table:table-row table:style-name="ro1">
          <table:table-cell/>
          <table:table-cell table:style-name="ce47" table:content-validation-name="val6" office:value-type="string" calcext:value-type="string">
            <text:p>Save</text:p>
          </table:table-cell>
          <table:table-cell table:style-name="ce51"/>
          <table:table-cell table:style-name="ce55" office:value-type="string" calcext:value-type="string">
            <text:p>Add File&gt;Save and implement protected on_save_click()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47" table:content-validation-name="val6" office:value-type="string" calcext:value-type="string">
            <text:p>Save</text:p>
          </table:table-cell>
          <table:table-cell table:style-name="ce51"/>
          <table:table-cell table:style-name="ce47" office:value-type="string" calcext:value-type="string">
            <text:p>Use FileChooserDialog to create file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47" office:value-type="string" calcext:value-type="string">
            <text:p>Add File&gt;Open</text:p>
          </table:table-cell>
          <table:table-cell table:style-name="ce57" table:content-validation-name="val7"/>
          <table:table-cell table:style-name="ce25"/>
          <table:table-cell table:number-columns-repeated="1018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56" office:value-type="string" calcext:value-type="string">
            <text:p>Use FileChooserDialog to load file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49" table:content-validation-name="val6" office:value-type="string" calcext:value-type="string">
            <text:p>StatusBar</text:p>
          </table:table-cell>
          <table:table-cell/>
          <table:table-cell table:style-name="ce45"/>
          <table:table-cell table:style-name="ce57" table:content-validation-name="val7"/>
          <table:table-cell table:number-columns-repeated="1019"/>
        </table:table-row>
        <table:table-row table:style-name="ro1" table:number-rows-repeated="3">
          <table:table-cell/>
          <table:table-cell table:style-name="ce48" table:content-validation-name="val6"/>
          <table:table-cell/>
          <table:table-cell table:style-name="ce45"/>
          <table:table-cell table:style-name="ce57" table:content-validation-name="val7"/>
          <table:table-cell table:number-columns-repeated="1019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 number:style="long"/>
    </number:date-style>
    <number:date-style style:name="N12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14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981cm" svg:height="8.996cm" xlink:href=".." xlink:type="simple" chart:class="chart:line" chart:column-mapping="0" chart:style-name="ch1">
        <chart:plot-area chart:style-name="ch2" table:cell-range-address="'Product Backlog'.D21:'Product Backlog'.D23 'Product Backlog'.B21:'Product Backlog'.B23" chart:data-source-has-labels="column" svg:x="1.278cm" svg:y="0.179cm" svg:width="14.384cm" svg:height="7.709cm">
          <chartooo:coordinate-region svg:x="1.899cm" svg:y="0.353cm" svg:width="13.669cm" svg:height="6.941cm"/>
          <chart:axis chart:dimension="x" chart:name="primary-x" chart:style-name="ch3" chartooo:axis-type="text">
            <chart:title svg:x="7.963cm" svg:y="8.067cm" chart:style-name="ch4">
              <text:p>Sprints</text:p>
            </chart:title>
            <chart:categories table:cell-range-address="'Product Backlog'.D21:'Product Backlog'.D23"/>
          </chart:axis>
          <chart:axis chart:dimension="y" chart:name="primary-y" chart:style-name="ch5">
            <chart:title svg:x="0.451cm" svg:y="6.524cm" chart:style-name="ch6">
              <text:p>Features Remaining at Start of Sprint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Product Backlog'.B21:'Product Backlog'.B2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Product Backlog'.D21:'Product Backlog'.D23</svg:desc>
                </draw:g>
              </table:table-cell>
              <table:table-cell office:value-type="float" office:value="23">
                <text:p>23</text:p>
                <draw:g>
                  <svg:desc>'Product Backlog'.B21:'Product Backlog'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1 Backlog'.B7:'Sprint 01 Backlog'.B14" svg:x="1.166cm" svg:y="0.102cm" svg:width="9.025cm" svg:height="4cm">
          <chartooo:coordinate-region svg:x="1.787cm" svg:y="0.275cm" svg:width="8.31cm" svg:height="3.233cm"/>
          <chart:axis chart:dimension="x" chart:name="primary-x" chart:style-name="ch3">
            <chart:title svg:x="5.316cm" svg:y="4.204cm" chart:style-name="ch4">
              <text:p>Days</text:p>
            </chart:title>
          </chart:axis>
          <chart:axis chart:dimension="y" chart:name="primary-y" chart:style-name="ch5">
            <chart:title svg:x="0.451cm" svg:y="2.516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2 Backlog'.B7:'Sprint 02 Backlog'.B14" svg:x="1.166cm" svg:y="0.102cm" svg:width="9.025cm" svg:height="4cm">
          <chartooo:coordinate-region svg:x="1.602cm" svg:y="0.275cm" svg:width="8.31cm" svg:height="3.233cm"/>
          <chart:axis chart:dimension="x" chart:name="primary-x" chart:style-name="ch3">
            <chart:title svg:x="5.316cm" svg:y="4.204cm" chart:style-name="ch4">
              <text:p>Days</text:p>
            </chart:title>
          </chart:axis>
          <chart:axis chart:dimension="y" chart:name="primary-y" chart:style-name="ch5">
            <chart:title svg:x="0.451cm" svg:y="2.516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